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나눔바른고딕" svg:font-family="나눔바른고딕"/>
    <style:font-face style:name="Arial Unicode MS1" svg:font-family="'Arial Unicode MS'" style:font-family-generic="swiss"/>
    <style:font-face style:name="Noto Sans CJK KR" svg:font-family="'Noto Sans CJK KR'" style:font-adornments="보통"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59e56"/>
    </style:style>
    <style:style style:name="P2" style:family="paragraph" style:parent-style-name="Standard">
      <style:text-properties officeooo:rsid="001ee98a" officeooo:paragraph-rsid="001ee98a"/>
    </style:style>
    <style:style style:name="P3" style:family="paragraph" style:parent-style-name="Standard">
      <style:text-properties officeooo:rsid="001ee98a" officeooo:paragraph-rsid="0022f35c"/>
    </style:style>
    <style:style style:name="P4" style:family="paragraph" style:parent-style-name="Standard">
      <style:paragraph-properties fo:text-align="end" style:justify-single-word="false"/>
      <style:text-properties officeooo:rsid="0012598c" officeooo:paragraph-rsid="001ef169"/>
    </style:style>
    <style:style style:name="P5" style:family="paragraph" style:parent-style-name="Standard">
      <style:paragraph-properties fo:text-align="end" style:justify-single-word="false"/>
      <style:text-properties officeooo:rsid="0022040e" officeooo:paragraph-rsid="0022040e"/>
    </style:style>
    <style:style style:name="P6" style:family="paragraph" style:parent-style-name="Standard">
      <style:paragraph-properties fo:margin-left="0cm" fo:margin-right="0cm" fo:text-align="center" style:justify-single-word="false" fo:text-indent="0cm" style:auto-text-indent="false" style:writing-mode="page"/>
      <style:text-properties officeooo:rsid="00159e56" officeooo:paragraph-rsid="00159e56"/>
    </style:style>
    <style:style style:name="T1" style:family="text">
      <style:text-properties officeooo:rsid="00159e56"/>
    </style:style>
    <style:style style:name="T2" style:family="text">
      <style:text-properties fo:font-size="20pt" style:font-size-asian="20pt" style:font-size-complex="20pt"/>
    </style:style>
    <style:style style:name="T3" style:family="text">
      <style:text-properties fo:font-size="20pt" officeooo:rsid="001b9044" style:font-size-asian="20pt" style:font-size-complex="20pt"/>
    </style:style>
    <style:style style:name="T4" style:family="text">
      <style:text-properties fo:font-size="20pt" officeooo:rsid="001d882e" style:font-size-asian="20pt" style:font-size-complex="2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Nicene-Constantinople</text:span><text:span text:style-name="T2"> Creed </text:span><text:span text:style-name="T4">(콘스탄티노플</text:span><text:span text:style-name="T2"> 신경</text:span><text:span text:style-name="T4">)</text:span></text:p>
      <text:p text:style-name="P5"/>
      <text:p text:style-name="P5"><text:a xlink:type="simple" xlink:href="mailto:xian.choi@gmail.com" text:style-name="Internet_20_link" text:visited-style-name="Visited_20_Internet_20_Link">xian.choi@gmail.com</text:a></text:p>
      <text:p text:style-name="P5"/>
      <text:p text:style-name="P2">우리는 한 하나님을 믿습니다. 그분은 전능하신 아버지시요, 하늘과 땅 그리고 보이는 것과 보이지 않는 모든 것을 지으신 분이십니다.</text:p>
      <text:p text:style-name="P2">우리는 한 주 예수 그리스도를 믿습니다. 그분은 하나님의 아들이시요, 독생자시요, 만세 전에 성부께로부터 나신 분이시요, 빛에서 나온 빛이시요, 참 하나님에게서 나온 참 하나님이시요, 나셨으나 지음 받지 않으신 분이시요, 성부와 동일본질이십니다. 그분으로 말미암아 모든 것이 지어졌습니다. 그분은 우리 인간을 위하여 그리고 우리의 구원을 위하여 하늘로부터 내려오셨으며, 성령과 동정녀 마리아를 통해 성육신 하셔서, 참된 인간이 되셨습니다. 그리고 우리 때문에 본디오 빌라도 치하에서 십자가에 못 박히셨으며, 고난을 당하셨고 장사 되셨습니다. 그리고 그분은 성경에 따라, 사흘만에 다시 살아나셨습니다. 그리고 하늘에 오르사, 성부의 우편에 좌정하셨습니다. 그리고 그분은 산 자와 죽은 자를 심판하러 영광 중에 다시 오실 것이며, 그분의 나라는 영원무궁할 것입니다.</text:p>
      <text:p text:style-name="P3">우리는 주님이시며, 생명을 주시는 분이신 성령을 믿습니다. 성령은 성부와 성자로부터 나오시며, 성부와 성자와 함께 예배와 영광을 받으시며, 선지자들에 의해 선포되셨습니다. 우리는 하나이고, 거룩하고, 보편적이고, 사도적인 교회를 믿습니다. 우리는 죄사함을 위한 한 세례를 고백합니다. 우리는 죽은 자의 부활과, 오는 세상에서의 삶을 기다립니다.</text:p>
      <text:p text:style-name="P3">아멘.</text:p>
      <text:p text:style-name="P1"/>
      <text:p text:style-name="P4">더 보기 <text:span text:style-name="T1">- </text:span><text:a xlink:type="simple" xlink:href="https://creed.cf/cf/constantinople/" text:style-name="Internet_20_link" text:visited-style-name="Visited_20_Internet_20_Link"><text:span text:style-name="T1">https://creed.cf/cf/constantinopl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나눔바른고딕" svg:font-family="나눔바른고딕"/>
    <style:font-face style:name="Arial Unicode MS1" svg:font-family="'Arial Unicode MS'" style:font-family-generic="swiss"/>
    <style:font-face style:name="Noto Sans CJK KR" svg:font-family="'Noto Sans CJK KR'" style:font-adornments="보통"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바른고딕" fo:font-size="10pt" fo:language="en" fo:country="US" style:letter-kerning="true" style:font-name-asian="나눔바른고딕" style:font-size-asian="10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나눔바른고딕" fo:font-size="10pt" fo:language="en" fo:country="US" style:letter-kerning="true" style:font-name-asian="나눔바른고딕" style:font-size-asian="10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99cm" loext:contextual-spacing="false" fo:line-height="125%" fo:text-align="justify" style:justify-single-word="false" fo:text-indent="0cm" style:auto-text-indent="true" style:page-number="auto" style:text-autospace="none" style:writing-mode="page"/>
      <style:text-properties style:font-name="Noto Sans CJK KR" fo:font-family="'Noto Sans CJK KR'" style:font-style-name="보통" style:font-pitch="variable" fo:letter-spacing="normal" style:font-name-asian="Noto Sans CJK KR" style:font-family-asian="'Noto Sans CJK KR'" style:font-style-name-asian="보통" style:font-pitch-asian="variable" style:text-scale="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나눔바른고딕" fo:font-family="나눔바른고딕" fo:font-size="10pt" style:font-name-asian="나눔바른고딕" style:font-family-asian="나눔바른고딕" style:font-size-asian="10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나눔바른고딕" fo:font-family="나눔바른고딕" style:font-name-asian="나눔바른고딕" style:font-family-asian="나눔바른고딕"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나눔바른고딕" fo:font-family="나눔바른고딕" fo:font-size="10pt" fo:font-style="italic" style:font-name-asian="나눔바른고딕" style:font-family-asian="나눔바른고딕" style:font-size-asian="10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나눔바른고딕" fo:font-family="나눔바른고딕" style:font-name-asian="나눔바른고딕" style:font-family-asian="나눔바른고딕"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00:32:43.230900000</meta:creation-date>
    <dc:date>2017-04-10T23:53:04.592821000</dc:date>
    <meta:editing-duration>PT21M35S</meta:editing-duration>
    <meta:editing-cycles>14</meta:editing-cycles>
    <meta:generator>LibreOffice/5.2.5.1$MacOSX_X86_64 LibreOffice_project/0312e1a284a7d50ca85a365c316c7abbf20a4d22</meta:generator>
    <meta:document-statistic meta:table-count="0" meta:image-count="0" meta:object-count="0" meta:page-count="1" meta:paragraph-count="7" meta:word-count="560" meta:character-count="794" meta:non-whitespace-character-count="636"/>
  </office:meta>
</office:document-meta>
</file>